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outline1">
      <style:graphic-properties draw:textarea-vertical-align="middle"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style:font-name="DejaVu Sans Mono1"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1" fo:font-size="32pt" style:font-size-asian="32pt" style:font-size-complex="3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MNES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zym jest i dlaczego mnesia?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3">
              <text:list-item>
                <text:p xml:id="id1" text:id="id1">Wieloużytkownikowy SZBD</text:p>
              </text:list-item>
              <text:list-item>
                <text:p xml:id="id2" text:id="id2">Założycielami są Joe Armstrong, Robert Virding, Dan Gudmundsson</text:p>
              </text:list-item>
              <text:list-item>
                <text:p xml:id="id3" text:id="id3">W pełni zaimplementowany w Erlangu</text:p>
              </text:list-item>
              <text:list-item>
                <text:p xml:id="id4" text:id="id4">Skierowany głównie do zastosowań rozproszonych (aplikacje związane z telekomunikacją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Wymagania spełniane przez mnesie</text:p>
          </draw:text-box>
        </draw:frame>
        <draw:frame presentation:style-name="pr7" draw:text-style-name="P4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5" text:id="id5"><text:span text:style-name="T2">Szybki dostęp do danych</text:span></text:p>
              </text:list-item>
              <text:list-item>
                <text:p xml:id="id6" text:id="id6"><text:span text:style-name="T2">Możliwość realizowania skomplikowanych zapytań</text:span></text:p>
              </text:list-item>
              <text:list-item>
                <text:p xml:id="id7" text:id="id7"><text:span text:style-name="T2">Rozproszone dane przechowywane na wielu node-ach</text:span></text:p>
              </text:list-item>
              <text:list-item>
                <text:p xml:id="id8" text:id="id8"><text:span text:style-name="T2">Wysoka odporność na uszkodzenia</text:span></text:p>
              </text:list-item>
              <text:list-item>
                <text:p xml:id="id9" text:id="id9"><text:span text:style-name="T2">Dynamiczna rekonfiguracja</text:span></text:p>
              </text:list-item>
              <text:list-item>
                <text:p xml:id="id10" text:id="id10"><text:span text:style-name="T2">Przechowywanie złożonych struktu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nesia vs SQL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11" text:id="id11">SQL ma wyższą wydajność</text:p>
              </text:list-item>
              <text:list-item>
                <text:p xml:id="id12" text:id="id12">Mnesia ma szybszy czas dostępu do danych</text:p>
              </text:list-item>
              <text:list-item>
                <text:p xml:id="id13" text:id="id13">SQL ma lepszą optymalizację zapytań wraz z łatwiejszą składnią</text:p>
              </text:list-item>
              <text:list-item>
                <text:p xml:id="id14" text:id="id14">Mnesia jest przystosowana do przechowywania maksymalnie 10-20 GB/tabe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Najważniejsze API<text:tab/></text:p>
          </draw:text-box>
        </draw:frame>
        <draw:frame presentation:style-name="pr7" draw:text-style-name="P5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<text:span text:style-name="T3">mnesia:start()</text:span></text:p>
              </text:list-item>
              <text:list-item>
                <text:p><text:span text:style-name="T3">mnesia:create_schema()</text:span></text:p>
              </text:list-item>
              <text:list-item>
                <text:p><text:span text:style-name="T3">mnesia:create_table()</text:span></text:p>
              </text:list-item>
              <text:list-item>
                <text:p><text:span text:style-name="T3">mnesia:transaction()</text:span></text:p>
              </text:list-item>
              <text:list-item>
                <text:p><text:span text:style-name="T3">mnesia:write()</text:span></text:p>
              </text:list-item>
              <text:list-item>
                <text:p><text:span text:style-name="T3">mnesia:read()</text:span></text:p>
              </text:list-item>
              <text:list-item>
                <text:p><text:span text:style-name="T3">mnesia:sto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Koniec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3">
              <text:list-item>
                <text:p>Wykonali:</text:p>
                <text:list>
                  <text:list-item>
                    <text:p>Jakub Czajka</text:p>
                  </text:list-item>
                  <text:list-item>
                    <text:p>Jerzy W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07:01.387835512</meta:creation-date>
    <meta:editing-duration>P0D</meta:editing-duration>
    <meta:editing-cycles>1</meta:editing-cycles>
    <meta:generator>LibreOffice/5.2.7.2$Linux_X86_64 LibreOffice_project/20m0$Build-2</meta:generator>
    <meta:document-statistic meta:object-count="81"/>
    <meta:template xlink:type="simple" xlink:actuate="onRequest" xlink:title="Focus" xlink:href="../../../../../../usr/lib/libreoffice/share/template/common/presnt/Focus.otp" meta:date="2019-06-05T12:07:01.349066350"/>
  </office:meta>
</office:document-meta>
</file>